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Courier 10 Pitch" svg:font-family="'Courier 10 Pitch',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a48d7" officeooo:paragraph-rsid="000a48d7"/>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20dc" officeooo:paragraph-rsid="000b20dc"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4ec22" officeooo:paragraph-rsid="0004ec22" style:font-size-asian="24pt" style:font-weight-asian="bold" style:font-size-complex="24pt" style:font-weight-complex="bold"/>
    </style:style>
    <style:style style:name="P4" style:family="paragraph" style:parent-style-name="Standard" style:list-style-name="L1">
      <style:paragraph-properties fo:text-align="start" style:justify-single-word="false"/>
      <style:text-properties fo:font-size="18pt" style:text-underline-style="solid" style:text-underline-width="auto" style:text-underline-color="font-color" fo:font-weight="bold" officeooo:rsid="000a48d7" officeooo:paragraph-rsid="000a48d7" style:font-size-asian="18pt" style:font-weight-asian="bold" style:font-size-complex="18pt" style:font-weight-complex="bold"/>
    </style:style>
    <style:style style:name="P5" style:family="paragraph" style:parent-style-name="Standard">
      <style:paragraph-properties fo:text-align="start" style:justify-single-word="false"/>
      <style:text-properties officeooo:paragraph-rsid="000b20dc"/>
    </style:style>
    <style:style style:name="P6" style:family="paragraph" style:parent-style-name="Standard">
      <style:paragraph-properties fo:text-align="start" style:justify-single-word="false"/>
      <style:text-properties officeooo:paragraph-rsid="0010e7ed"/>
    </style:style>
    <style:style style:name="P7" style:family="paragraph" style:parent-style-name="Standard">
      <style:paragraph-properties fo:text-align="start" style:justify-single-word="false"/>
      <style:text-properties officeooo:rsid="000f416d" officeooo:paragraph-rsid="000f416d"/>
    </style:style>
    <style:style style:name="P8" style:family="paragraph" style:parent-style-name="Standard">
      <style:paragraph-properties fo:text-align="start" style:justify-single-word="false"/>
      <style:text-properties officeooo:rsid="0010b007" officeooo:paragraph-rsid="0010b007"/>
    </style:style>
    <style:style style:name="P9" style:family="paragraph" style:parent-style-name="Standard">
      <style:paragraph-properties fo:text-align="start" style:justify-single-word="false"/>
      <style:text-properties officeooo:rsid="0010b007" officeooo:paragraph-rsid="0010e7ed"/>
    </style:style>
    <style:style style:name="P10" style:family="paragraph" style:parent-style-name="Standard">
      <style:paragraph-properties fo:text-align="start" style:justify-single-word="false"/>
      <style:text-properties officeooo:rsid="001267ba" officeooo:paragraph-rsid="001267ba"/>
    </style:style>
    <style:style style:name="P11" style:family="paragraph" style:parent-style-name="Standard">
      <style:paragraph-properties fo:margin-top="0in" fo:margin-bottom="0.1965in" loext:contextual-spacing="false" fo:text-align="start" style:justify-single-word="false" fo:orphans="2" fo:widows="2"/>
      <style:text-properties officeooo:rsid="0010b007" officeooo:paragraph-rsid="0013bc2f"/>
    </style:style>
    <style:style style:name="P12" style:family="paragraph" style:parent-style-name="Standard">
      <style:paragraph-properties fo:margin-top="0in" fo:margin-bottom="0.1965in" loext:contextual-spacing="false" fo:text-align="start" style:justify-single-word="false" fo:orphans="2" fo:widows="2"/>
      <style:text-properties officeooo:paragraph-rsid="0013bc2f"/>
    </style:style>
    <style:style style:name="P13" style:family="paragraph" style:parent-style-name="Standard">
      <style:paragraph-properties fo:margin-top="0in" fo:margin-bottom="0.1965in" loext:contextual-spacing="false" fo:text-align="start" style:justify-single-word="false" fo:orphans="2" fo:widows="2"/>
      <style:text-properties officeooo:paragraph-rsid="00157cd5"/>
    </style:style>
    <style:style style:name="P14" style:family="paragraph" style:parent-style-name="Standard">
      <style:paragraph-properties fo:margin-top="0in" fo:margin-bottom="0.1965in" loext:contextual-spacing="false" fo:text-align="start" style:justify-single-word="false" fo:orphans="2" fo:widows="2"/>
      <style:text-properties officeooo:paragraph-rsid="00179338"/>
    </style:style>
    <style:style style:name="P15" style:family="paragraph" style:parent-style-name="Standard">
      <style:paragraph-properties fo:margin-top="0in" fo:margin-bottom="0.1965in" loext:contextual-spacing="false" fo:text-align="start" style:justify-single-word="false" fo:orphans="2" fo:widows="2"/>
      <style:text-properties officeooo:paragraph-rsid="00197f17"/>
    </style:style>
    <style:style style:name="P16" style:family="paragraph" style:parent-style-name="Standard">
      <style:paragraph-properties fo:margin-top="0in" fo:margin-bottom="0.1965in" loext:contextual-spacing="false" fo:text-align="start" style:justify-single-word="false" fo:orphans="2" fo:widows="2"/>
      <style:text-properties officeooo:paragraph-rsid="001ba907"/>
    </style:style>
    <style:style style:name="P17" style:family="paragraph" style:parent-style-name="Standard">
      <style:paragraph-properties fo:margin-top="0in" fo:margin-bottom="0.1965in" loext:contextual-spacing="false" fo:text-align="start" style:justify-single-word="false" fo:orphans="2" fo:widows="2"/>
      <style:text-properties officeooo:paragraph-rsid="001e8c67"/>
    </style:style>
    <style:style style:name="P18" style:family="paragraph" style:parent-style-name="Standard">
      <style:paragraph-properties fo:margin-top="0in" fo:margin-bottom="0.1965in" loext:contextual-spacing="false" fo:text-align="start" style:justify-single-word="false" fo:orphans="2" fo:widows="2"/>
      <style:text-properties officeooo:paragraph-rsid="00202295"/>
    </style:style>
    <style:style style:name="P19" style:family="paragraph" style:parent-style-name="Standard">
      <style:paragraph-properties fo:margin-top="0in" fo:margin-bottom="0.1965in" loext:contextual-spacing="false" fo:text-align="start" style:justify-single-word="false" fo:orphans="2" fo:widows="2"/>
      <style:text-properties officeooo:paragraph-rsid="002045f6"/>
    </style:style>
    <style:style style:name="P20" style:family="paragraph" style:parent-style-name="Standard">
      <style:paragraph-properties fo:margin-top="0in" fo:margin-bottom="0.1965in" loext:contextual-spacing="false" fo:text-align="start" style:justify-single-word="false" fo:orphans="2" fo:widows="2"/>
      <style:text-properties officeooo:paragraph-rsid="002170fc"/>
    </style:style>
    <style:style style:name="P21" style:family="paragraph" style:parent-style-name="Standard">
      <style:paragraph-properties fo:margin-top="0in" fo:margin-bottom="0.1965in" loext:contextual-spacing="false" fo:text-align="start" style:justify-single-word="false" fo:orphans="2" fo:widows="2"/>
      <style:text-properties officeooo:paragraph-rsid="00248b4e"/>
    </style:style>
    <style:style style:name="P22" style:family="paragraph" style:parent-style-name="Standard">
      <style:paragraph-properties fo:margin-top="0in" fo:margin-bottom="0.1965in" loext:contextual-spacing="false" fo:text-align="start" style:justify-single-word="false" fo:orphans="2" fo:widows="2"/>
      <style:text-properties officeooo:paragraph-rsid="0024e0f3"/>
    </style:style>
    <style:style style:name="P23" style:family="paragraph" style:parent-style-name="Standard">
      <style:paragraph-properties fo:margin-top="0in" fo:margin-bottom="0.1965in" loext:contextual-spacing="false" fo:text-align="start" style:justify-single-word="false" fo:orphans="2" fo:widows="2"/>
      <style:text-properties officeooo:paragraph-rsid="0025ef82"/>
    </style:style>
    <style:style style:name="P24" style:family="paragraph" style:parent-style-name="Standard">
      <style:paragraph-properties fo:margin-top="0in" fo:margin-bottom="0.1965in" loext:contextual-spacing="false" fo:text-align="start" style:justify-single-word="false" fo:orphans="2" fo:widows="2"/>
      <style:text-properties officeooo:paragraph-rsid="002cc880"/>
    </style:style>
    <style:style style:name="P25" style:family="paragraph" style:parent-style-name="Standard">
      <style:paragraph-properties fo:margin-top="0in" fo:margin-bottom="0.1965in" loext:contextual-spacing="false" fo:text-align="start" style:justify-single-word="false" fo:orphans="2" fo:widows="2"/>
      <style:text-properties officeooo:paragraph-rsid="002eb487"/>
    </style:style>
    <style:style style:name="P26" style:family="paragraph" style:parent-style-name="Standard" style:list-style-name="L2">
      <style:paragraph-properties fo:margin-top="0in" fo:margin-bottom="0.1965in" loext:contextual-spacing="false" fo:text-align="start" style:justify-single-word="false" fo:orphans="2" fo:widows="2"/>
      <style:text-properties fo:font-size="18pt" style:text-underline-style="solid" style:text-underline-width="auto" style:text-underline-color="font-color" fo:font-weight="bold" officeooo:rsid="000a48d7" officeooo:paragraph-rsid="00179338" style:font-size-asian="18pt" style:font-weight-asian="bold" style:font-size-complex="18pt" style:font-weight-complex="bold"/>
    </style:style>
    <style:style style:name="P27" style:family="paragraph" style:parent-style-name="Standard" style:list-style-name="L2">
      <style:paragraph-properties fo:margin-top="0in" fo:margin-bottom="0.1965in" loext:contextual-spacing="false" fo:text-align="start" style:justify-single-word="false" fo:orphans="2" fo:widows="2"/>
      <style:text-properties fo:font-variant="normal" fo:text-transform="none" fo:color="#000000" style:font-name="Liberation Serif" fo:font-size="18pt" fo:letter-spacing="normal" fo:font-style="normal" style:text-underline-style="solid" style:text-underline-width="auto" style:text-underline-color="font-color" fo:font-weight="bold" officeooo:rsid="000a48d7" officeooo:paragraph-rsid="00179338" style:font-size-asian="18pt" style:font-weight-asian="bold" style:font-size-complex="18pt" style:font-weight-complex="bold"/>
    </style:style>
    <style:style style:name="P28"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8pt" fo:letter-spacing="normal" fo:font-style="normal" style:text-underline-style="solid" style:text-underline-width="auto" style:text-underline-color="font-color" fo:font-weight="bold" officeooo:rsid="0010b007" officeooo:paragraph-rsid="00197f17" style:font-size-asian="18pt" style:font-weight-asian="bold" style:font-size-complex="18pt" style:font-weight-complex="bold"/>
    </style:style>
    <style:style style:name="P29"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5pt" fo:letter-spacing="normal" fo:font-style="normal" style:text-underline-style="none" fo:font-weight="bold" officeooo:rsid="000b20dc" officeooo:paragraph-rsid="001d6c5d" style:font-size-asian="13.1000003814697pt" style:font-weight-asian="bold" style:font-size-complex="15pt" style:font-weight-complex="bold"/>
    </style:style>
    <style:style style:name="P30"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5pt" fo:letter-spacing="normal" fo:font-style="normal" style:text-underline-style="none" fo:font-weight="bold" officeooo:rsid="000b20dc" officeooo:paragraph-rsid="002045f6" style:font-size-asian="13.1000003814697pt" style:font-weight-asian="bold" style:font-size-complex="15pt" style:font-weight-complex="bold"/>
    </style:style>
    <style:style style:name="P31"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5pt" fo:letter-spacing="normal" fo:font-style="normal" style:text-underline-style="none" fo:font-weight="bold" officeooo:rsid="000b20dc" officeooo:paragraph-rsid="00279dab" style:font-size-asian="13.1000003814697pt" style:font-weight-asian="bold" style:font-size-complex="15pt" style:font-weight-complex="bold"/>
    </style:style>
    <style:style style:name="P32"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5pt" fo:letter-spacing="normal" fo:font-style="normal" style:text-underline-style="none" fo:font-weight="bold" officeooo:rsid="000b20dc" officeooo:paragraph-rsid="00280480" style:font-size-asian="13.1000003814697pt" style:font-weight-asian="bold" style:font-size-complex="15pt" style:font-weight-complex="bold"/>
    </style:style>
    <style:style style:name="P33"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normal" officeooo:rsid="000bcf8a" officeooo:paragraph-rsid="001d6c5d" style:font-size-asian="10.5pt" style:font-weight-asian="normal" style:font-size-complex="12pt" style:font-weight-complex="normal"/>
    </style:style>
    <style:style style:name="P34"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normal" officeooo:rsid="002b47c2" officeooo:paragraph-rsid="002cc880" style:font-size-asian="10.5pt" style:font-weight-asian="normal" style:font-size-complex="12pt" style:font-weight-complex="normal"/>
    </style:style>
    <style:style style:name="P35"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normal" officeooo:rsid="002905bc" officeooo:paragraph-rsid="002905bc" style:font-size-asian="12pt" style:font-weight-asian="normal" style:font-size-complex="12pt" style:font-weight-complex="normal"/>
    </style:style>
    <style:style style:name="P36" style:family="paragraph" style:parent-style-name="Standard">
      <style:paragraph-properties fo:margin-top="0in" fo:margin-bottom="0.1965in"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normal" officeooo:rsid="002adc28" officeooo:paragraph-rsid="002adc28" style:font-size-asian="12pt" style:font-weight-asian="normal" style:font-size-complex="12pt" style:font-weight-complex="normal"/>
    </style:style>
    <style:style style:name="P37" style:family="paragraph" style:parent-style-name="Standard">
      <style:paragraph-properties fo:margin-top="0in" fo:margin-bottom="0.1965in" loext:contextual-spacing="false" fo:text-align="start" style:justify-single-word="false" fo:orphans="2" fo:widows="2"/>
      <style:text-properties fo:font-size="12pt" fo:font-weight="normal" officeooo:rsid="002cc880" officeooo:paragraph-rsid="002cc880" style:font-size-asian="10.5pt" style:font-weight-asian="normal" style:font-size-complex="12pt" style:font-weight-complex="normal"/>
    </style:style>
    <style:style style:name="P38" style:family="paragraph" style:parent-style-name="Standard">
      <style:paragraph-properties fo:margin-top="0in" fo:margin-bottom="0.1965in" loext:contextual-spacing="false" fo:text-align="start" style:justify-single-word="false" fo:orphans="2" fo:widows="2"/>
      <style:text-properties fo:font-size="12pt" fo:font-weight="normal" officeooo:paragraph-rsid="002eb487" style:font-size-asian="10.5pt" style:font-weight-asian="normal" style:font-size-complex="12pt" style:font-weight-complex="normal"/>
    </style:style>
    <style:style style:name="P39" style:family="paragraph" style:parent-style-name="Preformatted_20_Text">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267ba" officeooo:paragraph-rsid="001267ba" style:font-size-asian="10.5pt" style:font-weight-asian="normal" style:font-size-complex="12pt" style:font-weight-complex="normal"/>
    </style:style>
    <style:style style:name="P40" style:family="paragraph" style:parent-style-name="Preformatted_20_Text">
      <style:paragraph-properties fo:orphans="2" fo:widows="2"/>
      <style:text-properties fo:font-variant="normal" fo:text-transform="none" fo:color="#000000" style:font-name="Liberation Serif" fo:font-size="12pt" fo:letter-spacing="normal" fo:font-style="normal" style:text-underline-style="none" fo:font-weight="normal" officeooo:rsid="001267ba" style:font-size-asian="10.5pt" style:font-weight-asian="normal" style:font-size-complex="12pt" style:font-weight-complex="normal"/>
    </style:style>
    <style:style style:name="P41"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paragraph-rsid="0032715e" style:font-size-asian="12pt" style:font-size-complex="12pt"/>
    </style:style>
    <style:style style:name="P42"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37cc25" officeooo:paragraph-rsid="0037cc25" style:font-size-asian="12pt" style:font-weight-asian="normal" style:font-size-complex="12pt" style:font-weight-complex="normal"/>
    </style:style>
    <style:style style:name="P43" style:family="paragraph" style:parent-style-name="Preformatted_20_Text">
      <style:paragraph-properties fo:orphans="2" fo:widows="2"/>
      <style:text-properties fo:font-variant="normal" fo:text-transform="none" fo:color="#000000" style:font-name="Liberation Serif" fo:font-size="15pt" fo:letter-spacing="normal" fo:font-style="normal" fo:font-weight="bold" officeooo:paragraph-rsid="0032715e" style:font-size-asian="15pt" style:font-weight-asian="bold" style:font-size-complex="15pt" style:font-weight-complex="bold"/>
    </style:style>
    <style:style style:name="P44" style:family="paragraph" style:parent-style-name="Preformatted_20_Text">
      <style:paragraph-properties fo:margin-top="0in" fo:margin-bottom="0.1965in" loext:contextual-spacing="false" fo:orphans="2" fo:widows="2"/>
      <style:text-properties fo:font-variant="normal" fo:text-transform="none" fo:color="#000000" style:font-name="Liberation Serif" fo:font-size="12pt" fo:letter-spacing="normal" fo:font-style="normal" style:text-underline-style="none" fo:font-weight="normal" officeooo:rsid="001267ba" style:font-size-asian="10.5pt" style:font-weight-asian="normal" style:font-size-complex="12pt" style:font-weight-complex="normal"/>
    </style:style>
    <style:style style:name="P45" style:family="paragraph" style:parent-style-name="Preformatted_20_Text">
      <style:paragraph-properties fo:margin-top="0in" fo:margin-bottom="0.1965in"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paragraph-rsid="00309717" style:font-size-asian="12pt" style:font-size-complex="12pt"/>
    </style:style>
    <style:style style:name="P46" style:family="paragraph" style:parent-style-name="Preformatted_20_Text">
      <style:paragraph-properties fo:margin-top="0in" fo:margin-bottom="0.1965in" loext:contextual-spacing="false" fo:orphans="2" fo:widows="2"/>
      <style:text-properties officeooo:paragraph-rsid="001267ba"/>
    </style:style>
    <style:style style:name="T1" style:family="text">
      <style:text-properties officeooo:rsid="000b20dc"/>
    </style:style>
    <style:style style:name="T2" style:family="text">
      <style:text-properties fo:font-size="15pt" style:text-underline-style="none" fo:font-weight="bold" officeooo:rsid="000b20dc" style:font-size-asian="13.1000003814697pt" style:font-weight-asian="bold" style:font-size-complex="15pt" style:font-weight-complex="bold"/>
    </style:style>
    <style:style style:name="T3" style:family="text">
      <style:text-properties fo:font-size="15pt" style:text-underline-style="none" fo:font-weight="bold" officeooo:rsid="002cc880" style:font-size-asian="15pt" style:font-weight-asian="bold" style:font-size-complex="15pt" style:font-weight-complex="bold"/>
    </style:style>
    <style:style style:name="T4" style:family="text">
      <style:text-properties fo:font-size="15pt" style:text-underline-style="none" fo:font-weight="bold" officeooo:rsid="002eb487" style:font-size-asian="15pt" style:font-weight-asian="bold" style:font-size-complex="15pt" style:font-weight-complex="bold"/>
    </style:style>
    <style:style style:name="T5" style:family="text">
      <style:text-properties fo:font-size="15pt" style:text-underline-style="none" officeooo:rsid="000b20dc" style:font-size-asian="13.1000003814697pt" style:font-size-complex="15pt"/>
    </style:style>
    <style:style style:name="T6" style:family="text">
      <style:text-properties fo:font-size="15pt" style:text-underline-style="none" officeooo:rsid="00197f17" style:font-size-asian="13.1000003814697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2pt" style:text-underline-style="none" fo:font-weight="normal" officeooo:rsid="000bcf8a" style:font-size-asian="10.5pt" style:font-weight-asian="normal" style:font-size-complex="12pt" style:font-weight-complex="normal"/>
    </style:style>
    <style:style style:name="T9" style:family="text">
      <style:text-properties fo:font-size="12pt" style:text-underline-style="none" fo:font-weight="normal" officeooo:rsid="000efb66" style:font-size-asian="10.5pt" style:font-weight-asian="normal" style:font-size-complex="12pt" style:font-weight-complex="normal"/>
    </style:style>
    <style:style style:name="T10" style:family="text">
      <style:text-properties fo:font-size="12pt" style:text-underline-style="none" fo:font-weight="normal" officeooo:rsid="00197f17" style:font-size-asian="10.5pt" style:font-weight-asian="normal" style:font-size-complex="12pt" style:font-weight-complex="normal"/>
    </style:style>
    <style:style style:name="T11" style:family="text">
      <style:text-properties fo:font-size="12pt" style:text-underline-style="none" fo:font-weight="normal" officeooo:rsid="001ad3a9" style:font-size-asian="10.5pt" style:font-weight-asian="normal" style:font-size-complex="12pt" style:font-weight-complex="normal"/>
    </style:style>
    <style:style style:name="T12" style:family="text">
      <style:text-properties fo:font-size="12pt" style:text-underline-style="none" fo:font-weight="normal" officeooo:rsid="001ba907" style:font-size-asian="10.5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style:text-underline-style="none" fo:font-weight="normal" style:font-size-asian="10.5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style:text-underline-style="none" fo:font-weight="normal" officeooo:rsid="000bcf8a" style:font-size-asian="10.5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style:text-underline-style="none" fo:font-weight="normal" officeooo:rsid="0010b007" style:font-size-asian="10.5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0f416d" style:font-size-asian="10.5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style:text-underline-style="none" fo:font-weight="normal" officeooo:rsid="000efb66" style:font-size-asian="10.5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style:text-underline-style="none" fo:font-weight="normal" officeooo:rsid="0010e7ed" style:font-size-asian="10.5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style:text-underline-style="none" fo:font-weight="normal" officeooo:rsid="001267ba" style:font-size-asian="10.5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style:text-underline-style="none" fo:font-weight="normal" officeooo:rsid="00157cd5" style:font-size-asian="10.5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style:text-underline-style="none" fo:font-weight="normal" officeooo:rsid="0016ca89" style:font-size-asian="10.5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style:text-underline-style="none" fo:font-weight="normal" officeooo:rsid="00197f17" style:font-size-asian="10.5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officeooo:rsid="001e8c67" style:font-size-asian="10.5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style:text-underline-style="none" fo:font-weight="normal" officeooo:rsid="001d6c5d" style:font-size-asian="10.5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48b4e"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59b12"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62f51" style:font-size-asian="12pt" style:font-size-complex="12pt"/>
    </style:style>
    <style:style style:name="T29" style:family="text">
      <style:text-properties fo:font-variant="normal" fo:text-transform="none" fo:color="#000000" style:font-name="Liberation Serif" fo:font-size="15pt" fo:letter-spacing="normal" fo:font-style="normal" style:text-underline-style="none" fo:font-weight="bold" officeooo:rsid="000b20dc" style:font-size-asian="13.1000003814697pt" style:font-weight-asian="bold" style:font-size-complex="15pt" style:font-weight-complex="bold"/>
    </style:style>
    <style:style style:name="T30" style:family="text">
      <style:text-properties fo:font-variant="normal" fo:text-transform="none" fo:color="#000000" style:font-name="Liberation Serif" fo:font-size="15pt" fo:letter-spacing="normal" fo:font-style="normal" style:text-underline-style="none" fo:font-weight="bold" officeooo:rsid="0010e7ed" style:font-size-asian="13.1000003814697pt" style:font-weight-asian="bold" style:font-size-complex="15pt" style:font-weight-complex="bold"/>
    </style:style>
    <style:style style:name="T31" style:family="text">
      <style:text-properties officeooo:rsid="001d6c5d"/>
    </style:style>
    <style:style style:name="T32" style:family="text">
      <style:text-properties officeooo:rsid="001e8c67"/>
    </style:style>
    <style:style style:name="T33" style:family="text">
      <style:text-properties officeooo:rsid="00202295"/>
    </style:style>
    <style:style style:name="T34" style:family="text">
      <style:text-properties officeooo:rsid="002045f6"/>
    </style:style>
    <style:style style:name="T35" style:family="text">
      <style:text-properties officeooo:rsid="002170fc"/>
    </style:style>
    <style:style style:name="T36" style:family="text">
      <style:text-properties officeooo:rsid="0022ca72"/>
    </style:style>
    <style:style style:name="T37" style:family="text">
      <style:text-properties officeooo:rsid="002d9e7f"/>
    </style:style>
    <style:style style:name="T38" style:family="text">
      <style:text-properties style:text-underline-style="none" officeooo:rsid="002cc880" style:font-weight-asian="normal" style:font-weight-complex="normal"/>
    </style:style>
    <style:style style:name="T39" style:family="text">
      <style:text-properties officeooo:rsid="00309717"/>
    </style:style>
    <style:style style:name="T40" style:family="text">
      <style:text-properties officeooo:rsid="0032715e"/>
    </style:style>
    <style:style style:name="T41" style:family="text">
      <style:text-properties officeooo:rsid="0035d3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Memoria Practica 1 Inteligencia Artifici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987401056939820480" text:style-name="L1">
        <text:list-item>
          <text:p text:style-name="P4"><text:soft-page-break/>Distancia coseno</text:p>
        </text:list-item>
      </text:list>
      <text:p text:style-name="P2"/>
      <text:p text:style-name="P5"><text:span text:style-name="T2">1.1. Responde en la memoria con el resultado de evaluar los siguientes casos:</text:span></text:p>
      <text:p text:style-name="P5"><text:span text:style-name="T2"/></text:p>
      <text:p text:style-name="P5"><text:span text:style-name="T8">1.- <text:s/>(cosine-distance ‘(1 2) ‘(1 2 3)): El resultado de ev</text:span><text:span text:style-name="T9">alu</text:span><text:span text:style-name="T8">ar este caso es </text:span><text:span text:style-name="T9">tanto en la funcion que hace uso de mapcar como en la recursiva de </text:span><text:span text:style-name="T8"><text:s/></text:span><text:bookmark text:name="Result"/><text:span text:style-name="T14">0.40238565.</text:span></text:p>
      <text:p text:style-name="P5"><text:span text:style-name="T14"/></text:p>
      <text:p text:style-name="P7"><text:span text:style-name="T14">2.- (cosine-distance </text:span><text:span text:style-name="T13">nil</text:span><text:span text:style-name="T14"> ‘(1 2 3)): </text:span><text:span text:style-name="T13">El resultado de evaluar este caso es en ambas funciones 0. Al principio obteniamos un error (division por cero), ya que solo contemplabamos el caso base en la funcion de recursion, pero lo hemos corregido aniadiendo un control de erroes tambien en la funcion principa</text:span><text:span text:style-name="T15">l.</text:span></text:p>
      <text:p text:style-name="P7"><text:span text:style-name="T15"/></text:p>
      <text:p text:style-name="P8"><text:span text:style-name="T13">3.- </text:span><text:span text:style-name="T14">(cosine-distance </text:span><text:span text:style-name="T16">nil</text:span><text:span text:style-name="T14"> </text:span><text:span text:style-name="T13">nil</text:span><text:span text:style-name="T14">): </text:span><text:span text:style-name="T13">El resultado obtenido es el mismo que en el apartado anterior, ya que al no pasar el primer filtro de que x debe ser distinto de nil en la primera recursion, devolvemos 0.</text:span></text:p>
      <text:p text:style-name="P8"><text:span text:style-name="T13"/></text:p>
      <text:p text:style-name="P8"><text:span text:style-name="T13">4.- (cosine-distance ‘(0 0) ‘(0 0)): El resultado que obteniamos al principio un error debido a la division entre 0. Para abordar este problema decidimos usar un let que guardara el divisor y antes de dividir realizamos una comprobacion de si este es 0.</text:span></text:p>
      <text:p text:style-name="P8"><text:span text:style-name="T13"/></text:p>
      <text:p text:style-name="P9"><text:span text:style-name="T29">1.</text:span><text:span text:style-name="T30">2</text:span><text:span text:style-name="T29">. Responde en la memoria con el resultado de evaluar los siguientes casos:</text:span></text:p>
      <text:p text:style-name="P9"><text:span text:style-name="T29"/></text:p>
      <text:p text:style-name="P6"><text:span text:style-name="T14">1.- <text:s/>(order-vectors-cosine-distance ’(1 2 3) ’()) : El resultado de ev</text:span><text:span text:style-name="T17">alu</text:span><text:span text:style-name="T14">ar este caso es </text:span><text:span text:style-name="T18">nil.</text:span></text:p>
      <text:p text:style-name="P6"><text:span text:style-name="T18">2.- (order-vectors-cosine-distance ’() ’((4 3 2) (1 2 3))): El resultado de evaluar este caso es ((4 3 2) (1 2 3))</text:span></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oft-page-break/><text:span text:style-name="T29">1.</text:span><text:span text:style-name="T30">4</text:span><text:span text:style-name="T29">. Haz pruebas llamando a get-vectors-category con las distintas variantes de la distancia coseno y para varias dimensiones de los vectores de entrada. Verifica y compara tiempos de ejecución. Documenta en la memoria las conclusiones a las que llegues.</text:span></text:p>
      <text:p text:style-name="P6"><text:span text:style-name="T29"/></text:p>
      <text:p text:style-name="P10"><text:span text:style-name="T14">L</text:span><text:span text:style-name="T13">os resultados obtenidos al ejecutar el siguiente codigo:</text:span></text:p>
      <text:p text:style-name="P10"><text:span text:style-name="T13"><text:tab/>(setf categories '((1 43 23 12) (2 33 54 24)))</text:span></text:p>
      <text:p text:style-name="P10"><text:span text:style-name="T13"><text:tab/>(setf texts '((1 3 22 134) (2 43 26 58)))</text:span></text:p>
      <text:p text:style-name="P10"><text:span text:style-name="T13"><text:tab/>(time (get-vectors-category categories texts #'cosine-distance-rec))</text:span></text:p>
      <text:p text:style-name="P10"><text:span text:style-name="T13"><text:tab/>(time (get-vectors-category categories texts #'cosine-distance-mapcar))</text:span></text:p>
      <text:p text:style-name="P10"><text:span text:style-name="T13"/></text:p>
      <text:p text:style-name="P39"><text:bookmark text:name="Result2"/>Real time: 9.3E-5 sec.</text:p>
      <text:p text:style-name="P40">Run time: 0.0 sec.</text:p>
      <text:p text:style-name="P40">Space: 2624 Bytes</text:p>
      <text:p text:style-name="P40">Real time: 5.1E-5 sec.</text:p>
      <text:p text:style-name="P40">Run time: 0.001 sec.</text:p>
      <text:p text:style-name="P44">Space: 3648 Bytes</text:p>
      <text:p text:style-name="P46"><text:span text:style-name="T19">En los tiempos de ejecucion podemos observar que la primera llamada a la funcion get-vectors-category es mas optima que la segunda. Creemos que esto se puede deber o bien a que la primera funcion esta programada de manera mas optima o que al hacer uso de mapcar en la segunda funcion, esta sea menos optima al tener que hacer llamadas a librerias del sistema. De todas maneras pensamos que son datos poco significativos y deberiamos hacer pruebas con vectores mas grandes para obtener datos mas concluyentes.</text:span></text:p>
      <text:p text:style-name="P11"><text:span text:style-name="T29">Responde en la memoria con el resultado de evaluar los siguientes casos:</text:span></text:p>
      <text:p text:style-name="P12"><text:span text:style-name="T14">1.- <text:s/>(get-vectors-categor</text:span><text:span text:style-name="T20">y </text:span><text:span text:style-name="T14">‘(()) ‘(()) #’cosine-distance-</text:span><text:span text:style-name="T20">rec</text:span><text:span text:style-name="T14">): </text:span><text:span text:style-name="T20">El resultdo obtenido es (</text:span><text:span text:style-name="T21">(</text:span><text:span text:style-name="T20">NIL 0</text:span><text:span text:style-name="T21">)</text:span><text:span text:style-name="T20">).</text:span></text:p>
      <text:p text:style-name="P13"><text:span text:style-name="T20">2.- </text:span><text:span text:style-name="T14">(get-vectors-categor</text:span><text:span text:style-name="T20">y ‘</text:span><text:span text:style-name="T14">(</text:span><text:span text:style-name="T20">(1 4 2) (2 1 2)) ‘((1 1 2 3)</text:span><text:span text:style-name="T14">) #’cosine-distance-</text:span><text:span text:style-name="T20">rec</text:span><text:span text:style-name="T14">): </text:span><text:span text:style-name="T20">El resultado obtenido es </text:span><text:bookmark text:name="Result3"/><text:span text:style-name="T13">(</text:span><text:span text:style-name="T21">(</text:span><text:span text:style-name="T13">2 <text:s/>0.39753592)</text:span><text:span text:style-name="T21">)</text:span><text:span text:style-name="T13">.</text:span></text:p>
      <text:p text:style-name="P14"><text:span text:style-name="T21">3.- </text:span><text:span text:style-name="T14">(get-vectors-categor</text:span><text:span text:style-name="T20">y ‘(()) ‘((1 1 2 3) (2 4 5 6))</text:span><text:span text:style-name="T14"> #’cosine-distance-</text:span><text:span text:style-name="T20">rec</text:span><text:span text:style-name="T14">): </text:span><text:span text:style-name="T21">El resultado obtenido es </text:span><text:bookmark text:name="Result4"/><text:span text:style-name="T21">((NIL <text:s/>0) (NIL <text:s/>0))</text:span></text:p>
      <text:list xml:id="list3576992666573494563" text:style-name="L2">
        <text:list-item>
          <text:p text:style-name="P27">Combinacion de listas</text:p>
        </text:list-item>
      </text:list>
      <text:p text:style-name="P28"><text:span text:style-name="T6">3.1 </text:span><text:span text:style-name="T5">Responde en la memoria con el resultado de evaluar los siguientes casos:</text:span></text:p>
      <text:p text:style-name="P15"><text:span text:style-name="T14">1.- <text:s/></text:span><text:span text:style-name="T8">(combine-elt-lst ‘a nil): </text:span><text:span text:style-name="T10">El resultado obtenido es NIL.</text:span></text:p>
      <text:p text:style-name="P15"><text:span text:style-name="T10">2.- (combine-elt-lst nil nil): El resultado obtenido es NIL</text:span></text:p>
      <text:p text:style-name="P16"><text:span text:style-name="T10">3.- </text:span><text:span text:style-name="T12">(combine-elt-lst nil ‘(a b)): </text:span><text:span text:style-name="T11">El resultado obtenido es: </text:span><text:bookmark text:name="Result6"/><text:span text:style-name="T22">((NIL A) (NIL B))</text:span></text:p>
      <text:p text:style-name="P16"><text:span text:style-name="T22"/></text:p>
      <text:p text:style-name="P29"><text:soft-page-break/>3.<text:span text:style-name="T32">2</text:span> Responde en la memoria con el resultado de evaluar los siguientes casos:</text:p>
      <text:p text:style-name="P33"><text:span text:style-name="T31">1.- </text:span>(combine-lst-lst nil nil): <text:span text:style-name="T31">El resultado obtenido es NIL.</text:span></text:p>
      <text:p text:style-name="P17"><text:span text:style-name="T23">2.- </text:span>(combine-lst-lst ‘(a b c) nil): <text:span text:style-name="T32">El resultado obtenido es NIL.</text:span></text:p>
      <text:p text:style-name="P18"><text:span text:style-name="T33">3.- </text:span>(combine-lst-lst nil ‘(a b c)): <text:span text:style-name="T33">El resultado obtenido es NIL.</text:span></text:p>
      <text:p text:style-name="P30">3.<text:span text:style-name="T34">3</text:span> Responde en la memoria con el resultado de evaluar los siguientes casos:</text:p>
      <text:p text:style-name="P19"><text:span text:style-name="T24">1.- </text:span>(combine-list-of-lsts ‘(() (+ -) (1 2 3 4))): <text:span text:style-name="T34">El resultado obtenido es NIL.</text:span></text:p>
      <text:p text:style-name="P19"><text:span text:style-name="T34">2.- </text:span>(combine-list-of-lsts ‘((a b c) () (1 2 3 4))): <text:span text:style-name="T34">El resultado obtenido es NIL.</text:span></text:p>
      <text:p text:style-name="P20"><text:span text:style-name="T35">3.- </text:span>(combine-list-of-lsts ‘((a b c) (1 2 3 4) ())): <text:span text:style-name="T35">El resultado obtenido es NIL.</text:span></text:p>
      <text:p text:style-name="P21"><text:span text:style-name="T36">4.- </text:span><text:bookmark text:name="Result7"/><text:span text:style-name="T36">(combine-list-of-lsts ‘((1 2 3 4)))</text:span><text:span text:style-name="T25">: </text:span><text:span text:style-name="T26">El resultado obtenido es ((1) (2) (3) (4)).</text:span></text:p>
      <text:p text:style-name="P22"><text:span text:style-name="T26">5.- (combine-list-of-lsts ‘(nil)): </text:span><text:span text:style-name="T27">El resultado obtenido es NIL.</text:span></text:p>
      <text:p text:style-name="P23"><text:span text:style-name="T27">6.- (combine-list-of-lsts nil): </text:span><text:span text:style-name="T28">El resultado obtenido es NIL.</text:span></text:p>
      <text:p text:style-name="P23"><text:span text:style-name="T28"/></text:p>
      <text:list xml:id="list232749935613092" text:continue-numbering="true" text:style-name="L2">
        <text:list-item>
          <text:p text:style-name="P26">Arboles de verdad en logica proposicional</text:p>
        </text:list-item>
      </text:list>
      <text:p text:style-name="P31">Pregunta 1: si en lugar de (∧ A (∨ B C)) tuviésemos (∧ A (¬ A) (∨ B C)), ¿qué sucedería?</text:p>
      <text:p text:style-name="P35">El resultado que obtenemos es NIL, ya que nos encontramos ante una contradiccion, <text:s/>A <text:span text:style-name="T1">∧ </text:span>!A.</text:p>
      <text:p text:style-name="P32">Pregunta 2:¿Y en el caso de (∧ A (∨ B C) (¬ A))? </text:p>
      <text:p text:style-name="P36">El resultado que obtenemos es el mismo, NIL, <text:s/>ya que al ser una puerta logica AND es necesario que se cumplan todos los terminos que se ven afectados por la misma para que sea SAT.</text:p>
      <text:p text:style-name="P32">Pregunta 3: estudia la salida del trace mostrada más arriba. ¿Qué devuelve la función expand-truthtree?</text:p>
      <text:p text:style-name="P34">La funcion expand-truth-tree devuelve los literales que se van obteniendo de la base del conocimiento para luego proceder a su evaluacion en truth-tree.</text:p>
      <text:p text:style-name="P34"/>
      <text:p text:style-name="P34"><text:s/></text:p>
      <text:list xml:id="list232748554727224" text:continue-numbering="true" text:style-name="L2">
        <text:list-item>
          <text:p text:style-name="P26"><text:soft-page-break/>Busqueda en anchura</text:p>
        </text:list-item>
      </text:list>
      <text:p text:style-name="P24"><text:span text:style-name="T3">5.2 </text:span><text:span text:style-name="T7">Escribe el pseudocódigo correspondiente al algoritmo BFS.</text:span></text:p>
      <text:p text:style-name="P37">BFS:</text:p>
      <text:p text:style-name="P37"><text:tab/>CREAMOS COLA Q</text:p>
      <text:p text:style-name="P37"><text:tab/>ANIADIMOS EL ORIGEN A LA COLA Q</text:p>
      <text:p text:style-name="P37"><text:tab/>MARCAMOS ORIGEN COMO VISITADO</text:p>
      <text:p text:style-name="P37"><text:tab/>MIENTRAS Q NO ESTE VACIO:</text:p>
      <text:p text:style-name="P37"><text:tab/><text:tab/>V = OBTENEMOS ELEMENTO DE LA COLA</text:p>
      <text:p text:style-name="P37"><text:tab/><text:tab/>BUCLE EN EL QUE RECORREMOS LOS VECINOS DE V -&gt; W:</text:p>
      <text:p text:style-name="P37"><text:tab/><text:tab/><text:tab/>SI W NO HA SIDO VISITADO:</text:p>
      <text:p text:style-name="P37"><text:tab/><text:tab/><text:tab/><text:tab/>MARCAMOS W COMO VISITADO</text:p>
      <text:p text:style-name="P37"><text:tab/><text:tab/><text:tab/><text:tab/>INSERTAMOS W DENTRO DE LA COLA <text:span text:style-name="T37">Q</text:span></text:p>
      <text:p text:style-name="P37"/>
      <text:p text:style-name="P25"><text:span text:style-name="T3">5.</text:span><text:span text:style-name="T4">6</text:span><text:span text:style-name="T3"> Ilustra el funcionamiento del código especificando la secuencia de llamadas a las que da lugar la evaluación:</text:span></text:p>
      <text:p text:style-name="P45"><text:span text:style-name="T38">Trace: (SHORTEST-PATH 'A 'F '((A D) (B D F) (C E) (D F) (E B F) (F)))</text:span></text:p>
      <text:p text:style-name="P45">Trace: (BFS 'F '((A)) '((A D) (B D F) (C E) (D F) (E B F) (F)))</text:p>
      <text:p text:style-name="P45">Trace: (BFS 'F '((D A)) '((A D) (B D F) (C E) (D F) (E B F) (F)))</text:p>
      <text:p text:style-name="P45">Trace: (BFS 'F '((F D A)) '((A D) (B D F) (C E) (D F) (E B F) (F)))</text:p>
      <text:p text:style-name="P45">Trace: BFS ==&gt; (A D F)</text:p>
      <text:p text:style-name="P45">Trace: BFS ==&gt; (A D F)</text:p>
      <text:p text:style-name="P41">Trace: BFS ==&gt; (A D F)</text:p>
      <text:p text:style-name="P41"/>
      <text:p text:style-name="P41">Trace: SHORTEST-PATH ==&gt; (A D F)</text:p>
      <text:p text:style-name="P41"/>
      <text:p text:style-name="P41"/>
      <text:p text:style-name="P41"/>
      <text:p text:style-name="P41"/>
      <text:p text:style-name="P41"/>
      <text:p text:style-name="P43"><text:soft-page-break/><text:span text:style-name="T41">5.7 </text:span>Utiliza el código anterior para encontrar el camino más corto entre los nodos B y G en el siguiente grafo no dirigido. ¿Cuál es la llamada concreta que tienes que hacer? ¿Qué resultado obtienes con dicha llamada?</text:p>
      <text:p text:style-name="P43"/>
      <text:p text:style-name="P42">La llamada correcta para encontrar el nodo G desde B es:</text:p>
      <text:p text:style-name="P42"/>
      <text:p text:style-name="P42">(shortest-path 'b 'g '((a b c d e) (b a e d f) (c a g) (d a b g h) (e a b g h) (f b h) (g c d h) (g c d e h) (h d e f g)))</text:p>
      <text:p text:style-name="P42"/>
      <text:p text:style-name="P42">El resultado obtenido es (B E G)</text:p>
      <text:p text:style-name="P25"><text:span text:style-name="T3"/></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Courier 10 Pitch" svg:font-family="'Courier 10 Pitch',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a48d7" officeooo:paragraph-rsid="000a48d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omas Higuera Viso y Manuel Chamorro Martinez de Aragon<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6:13:56.337316885</meta:creation-date>
    <dc:date>2019-03-07T23:20:53.893359001</dc:date>
    <meta:editing-duration>PT2H42M48S</meta:editing-duration>
    <meta:editing-cycles>46</meta:editing-cycles>
    <meta:generator>LibreOffice/5.1.6.2$Linux_X86_64 LibreOffice_project/10m0$Build-2</meta:generator>
    <meta:document-statistic meta:table-count="0" meta:image-count="0" meta:object-count="0" meta:page-count="6" meta:paragraph-count="77" meta:word-count="1077" meta:character-count="6037" meta:non-whitespace-character-count="5005"/>
  </office:meta>
</office:document-meta>
</file>